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g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 A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 B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</text:p>
          </table:table-cell>
          <table:table-cell table:formula="of:=[.D8]-[.D7]" office:value-type="float" office:value="2" calcext:value-type="float">
            <text:p>2</text:p>
          </table:table-cell>
          <table:table-cell table:formula="of:=[.E8]-[.E7]" office:value-type="float" office:value="2" calcext:value-type="float">
            <text:p>2</text:p>
          </table:table-cell>
          <table:table-cell table:formula="of:=SQRT([.D9]^2+[.E9]^2)"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AB</text:p>
          </table:table-cell>
          <table:table-cell table:formula="of:=[.D9]/[.F9]" office:value-type="float" office:value="0.707106781186547" calcext:value-type="float">
            <text:p>0.707106781186547</text:p>
          </table:table-cell>
          <table:table-cell table:formula="of:=[.E9]/[.F9]" office:value-type="float" office:value="0.707106781186547" calcext:value-type="float">
            <text:p>0.707106781186547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table:formula="of:=[.D17]-[.D7]" office:value-type="float" office:value="-1" calcext:value-type="float">
            <text:p>-1</text:p>
          </table:table-cell>
          <table:table-cell table:formula="of:=[.E17]-[.E7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AB.AC</text:p>
          </table:table-cell>
          <table:table-cell table:formula="of:=[.D11]*[.D19]+[.E11]*[.E19]" office:value-type="float" office:value="-0.707106781186547" calcext:value-type="float">
            <text:p>-0.707106781186547</text:p>
          </table:table-cell>
          <table:table-cell table:number-columns-repeated="2"/>
        </table:table-row>
      </table:table>
      <table:table table:name="Feuille2" table:style-name="ta1">
        <table:shapes>
          <draw:frame draw:z-index="0" draw:style-name="gr1" draw:text-style-name="P1" svg:width="15.999cm" svg:height="8.999cm" svg:x="36.225cm" svg:y="6.421cm">
            <draw:object draw:notify-on-update-of-ranges="Feuille2.O15:Feuille2.O67 Feuille2.P15:Feuille2.P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Left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Up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ight</text:p>
          </table:table-cell>
          <table:table-cell office:value-type="float" office:value="1194" calcext:value-type="float">
            <text:p>1194</text:p>
          </table:table-cell>
          <table:table-cell/>
          <table:table-cell office:value-type="string" calcext:value-type="string">
            <text:p>Down</text:p>
          </table:table-cell>
          <table:table-cell office:value-type="float" office:value="633" calcext:value-type="float">
            <text:p>63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enter</text:p>
          </table:table-cell>
          <table:table-cell table:formula="of:=([.G4]+[.G3])/2" office:value-type="float" office:value="633.5" calcext:value-type="float">
            <text:p>633.5</text:p>
          </table:table-cell>
          <table:table-cell/>
          <table:table-cell office:value-type="string" calcext:value-type="string">
            <text:p>Center</text:p>
          </table:table-cell>
          <table:table-cell table:formula="of:=([.J4]+[.J3])/2" office:value-type="float" office:value="352.5" calcext:value-type="float">
            <text:p>352.5</text:p>
          </table:table-cell>
          <table:table-cell table:number-columns-repeated="6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<text:s text:c="4"/>int limit_left = 73;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<text:s text:c="4"/>int limit_up = 72;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<text:s text:c="4"/>int limit_down = 633;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<text:s text:c="4"/>int limit_right = 1194;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<text:s text:c="4"/>NewWall(&amp;wall[0], 73, 106, 73, 599)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599" calcext:value-type="float">
            <text:p>599</text:p>
          </table:table-cell>
          <table:table-cell table:formula="of:=&quot;NewWall(&amp;wall[&quot;&amp;[.G15]&amp;&quot;], &quot;&amp;[.H15]&amp; &quot;, &quot;&amp;[.I15]&amp; &quot;, &quot;&amp;[.J15]&amp; &quot;, &quot;&amp;[.K15]&amp;&quot;);&quot;" office:value-type="string" office:string-value="NewWall(&amp;wall[0], 73, 106, 73, 599);" calcext:value-type="string">
            <text:p>NewWall(&amp;wall[0], 73, 106, 73, 599);</text:p>
          </table:table-cell>
          <table:table-cell/>
          <table:table-cell office:value-type="float" office:value="0" calcext:value-type="float">
            <text:p>0</text:p>
          </table:table-cell>
          <table:table-cell table:formula="of:=INDEX([.$H$15:.$H$32];MATCH([.N15];[.$G$15:.$G$32];0))" office:value-type="float" office:value="73" calcext:value-type="float">
            <text:p>73</text:p>
          </table:table-cell>
          <table:table-cell table:formula="of:=INDEX([.$I$15:.$I$32];MATCH([.N15];[.$G$15:.$G$32];0))"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NewWall(&amp;wall[1], 73, 599, 41, 633);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599" calcext:value-type="float">
            <text:p>599</text:p>
          </table:table-cell>
          <table:table-cell office:value-type="float" office:value="41" calcext:value-type="float">
            <text:p>41</text:p>
          </table:table-cell>
          <table:table-cell office:value-type="float" office:value="633" calcext:value-type="float">
            <text:p>633</text:p>
          </table:table-cell>
          <table:table-cell table:formula="of:=&quot;NewWall(&amp;wall[&quot;&amp;[.G16]&amp;&quot;], &quot;&amp;[.H16]&amp; &quot;, &quot;&amp;[.I16]&amp; &quot;, &quot;&amp;[.J16]&amp; &quot;, &quot;&amp;[.K16]&amp;&quot;);&quot;" office:value-type="string" office:string-value="NewWall(&amp;wall[1], 73, 599, 41, 633);" calcext:value-type="string">
            <text:p>NewWall(&amp;wall[1], 73, 599, 41, 633);</text:p>
          </table:table-cell>
          <table:table-cell table:number-columns-repeated="2"/>
          <table:table-cell table:formula="of:=INDEX([.$J$15:.$J$32];MATCH([.N15];[.$G$15:.$G$32];0))" office:value-type="float" office:value="73" calcext:value-type="float">
            <text:p>73</text:p>
          </table:table-cell>
          <table:table-cell table:formula="of:=INDEX([.$K$15:.$K$32];MATCH([.N15];[.$G$15:.$G$32];0))" office:value-type="float" office:value="599" calcext:value-type="float">
            <text:p>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NewWall(&amp;wall[2], 110, 633, 73, 666);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66" calcext:value-type="float">
            <text:p>666</text:p>
          </table:table-cell>
          <table:table-cell office:value-type="float" office:value="110" calcext:value-type="float">
            <text:p>110</text:p>
          </table:table-cell>
          <table:table-cell office:value-type="float" office:value="633" calcext:value-type="float">
            <text:p>633</text:p>
          </table:table-cell>
          <table:table-cell table:formula="of:=&quot;NewWall(&amp;wall[&quot;&amp;[.G17]&amp;&quot;], &quot;&amp;[.H17]&amp; &quot;, &quot;&amp;[.I17]&amp; &quot;, &quot;&amp;[.J17]&amp; &quot;, &quot;&amp;[.K17]&amp;&quot;);&quot;" office:value-type="string" office:string-value="NewWall(&amp;wall[2], 73, 666, 110, 633);" calcext:value-type="string">
            <text:p>NewWall(&amp;wall[2], 73, 666, 110, 633);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 text:c="4"/>NewWall(&amp;wall[3], 110, 633, 603, 633);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633" calcext:value-type="float">
            <text:p>633</text:p>
          </table:table-cell>
          <table:table-cell office:value-type="float" office:value="603" calcext:value-type="float">
            <text:p>603</text:p>
          </table:table-cell>
          <table:table-cell office:value-type="float" office:value="633" calcext:value-type="float">
            <text:p>633</text:p>
          </table:table-cell>
          <table:table-cell table:formula="of:=&quot;NewWall(&amp;wall[&quot;&amp;[.G18]&amp;&quot;], &quot;&amp;[.H18]&amp; &quot;, &quot;&amp;[.I18]&amp; &quot;, &quot;&amp;[.J18]&amp; &quot;, &quot;&amp;[.K18]&amp;&quot;);&quot;" office:value-type="string" office:string-value="NewWall(&amp;wall[3], 110, 633, 603, 633);" calcext:value-type="string">
            <text:p>NewWall(&amp;wall[3], 110, 633, 603, 633);</text:p>
          </table:table-cell>
          <table:table-cell/>
          <table:table-cell table:formula="of:=[.N15]+1" office:value-type="float" office:value="1" calcext:value-type="float">
            <text:p>1</text:p>
          </table:table-cell>
          <table:table-cell table:formula="of:=INDEX([.$H$15:.$H$32];MATCH([.N18];[.$G$15:.$G$32];0))" office:value-type="float" office:value="73" calcext:value-type="float">
            <text:p>73</text:p>
          </table:table-cell>
          <table:table-cell table:formula="of:=INDEX([.$I$15:.$I$32];MATCH([.N18];[.$G$15:.$G$32];0))" office:value-type="float" office:value="599" calcext:value-type="float">
            <text:p>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4"/>NewWall(&amp;wall[4], 609, 651, 603, 633);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3" calcext:value-type="float">
            <text:p>603</text:p>
          </table:table-cell>
          <table:table-cell office:value-type="float" office:value="633" calcext:value-type="float">
            <text:p>633</text:p>
          </table:table-cell>
          <table:table-cell office:value-type="float" office:value="609" calcext:value-type="float">
            <text:p>609</text:p>
          </table:table-cell>
          <table:table-cell office:value-type="float" office:value="651" calcext:value-type="float">
            <text:p>651</text:p>
          </table:table-cell>
          <table:table-cell table:formula="of:=&quot;NewWall(&amp;wall[&quot;&amp;[.G19]&amp;&quot;], &quot;&amp;[.H19]&amp; &quot;, &quot;&amp;[.I19]&amp; &quot;, &quot;&amp;[.J19]&amp; &quot;, &quot;&amp;[.K19]&amp;&quot;);&quot;" office:value-type="string" office:string-value="NewWall(&amp;wall[4], 603, 633, 609, 651);" calcext:value-type="string">
            <text:p>NewWall(&amp;wall[4], 603, 633, 609, 651);</text:p>
          </table:table-cell>
          <table:table-cell table:number-columns-repeated="2"/>
          <table:table-cell table:formula="of:=INDEX([.$J$15:.$J$32];MATCH([.N18];[.$G$15:.$G$32];0))" office:value-type="float" office:value="41" calcext:value-type="float">
            <text:p>41</text:p>
          </table:table-cell>
          <table:table-cell table:formula="of:=INDEX([.$K$15:.$K$32];MATCH([.N18];[.$G$15:.$G$32];0))" office:value-type="float" office:value="633" calcext:value-type="float">
            <text:p>6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[.J19]+([.$G$5]-[.J19])*2" office:value-type="float" office:value="658" calcext:value-type="float">
            <text:p>658</text:p>
          </table:table-cell>
          <table:table-cell table:formula="of:=[.K19]" office:value-type="float" office:value="651" calcext:value-type="float">
            <text:p>651</text:p>
          </table:table-cell>
          <table:table-cell table:formula="of:=[.H19]+([.$G$5]-[.H19])*2" office:value-type="float" office:value="664" calcext:value-type="float">
            <text:p>664</text:p>
          </table:table-cell>
          <table:table-cell table:formula="of:=[.I19]" office:value-type="float" office:value="633" calcext:value-type="float">
            <text:p>633</text:p>
          </table:table-cell>
          <table:table-cell table:formula="of:=&quot;NewWall(&amp;wall[&quot;&amp;[.G20]&amp;&quot;], &quot;&amp;[.H20]&amp; &quot;, &quot;&amp;[.I20]&amp; &quot;, &quot;&amp;[.J20]&amp; &quot;, &quot;&amp;[.K20]&amp;&quot;);&quot;" office:value-type="string" office:string-value="NewWall(&amp;wall[5], 658, 651, 664, 633);" calcext:value-type="string">
            <text:p>NewWall(&amp;wall[5], 658, 651, 664, 633);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[.J18]+([.$G$5]-[.J18])*2" office:value-type="float" office:value="664" calcext:value-type="float">
            <text:p>664</text:p>
          </table:table-cell>
          <table:table-cell table:formula="of:=[.K18]" office:value-type="float" office:value="633" calcext:value-type="float">
            <text:p>633</text:p>
          </table:table-cell>
          <table:table-cell table:formula="of:=[.H18]+([.$G$5]-[.H18])*2" office:value-type="float" office:value="1157" calcext:value-type="float">
            <text:p>1157</text:p>
          </table:table-cell>
          <table:table-cell table:formula="of:=[.I18]" office:value-type="float" office:value="633" calcext:value-type="float">
            <text:p>633</text:p>
          </table:table-cell>
          <table:table-cell table:formula="of:=&quot;NewWall(&amp;wall[&quot;&amp;[.G21]&amp;&quot;], &quot;&amp;[.H21]&amp; &quot;, &quot;&amp;[.I21]&amp; &quot;, &quot;&amp;[.J21]&amp; &quot;, &quot;&amp;[.K21]&amp;&quot;);&quot;" office:value-type="string" office:string-value="NewWall(&amp;wall[6], 664, 633, 1157, 633);" calcext:value-type="string">
            <text:p>NewWall(&amp;wall[6], 664, 633, 1157, 633);</text:p>
          </table:table-cell>
          <table:table-cell/>
          <table:table-cell table:formula="of:=[.N18]+1" office:value-type="float" office:value="2" calcext:value-type="float">
            <text:p>2</text:p>
          </table:table-cell>
          <table:table-cell table:formula="of:=INDEX([.$H$15:.$H$32];MATCH([.N21];[.$G$15:.$G$32];0))" office:value-type="float" office:value="73" calcext:value-type="float">
            <text:p>73</text:p>
          </table:table-cell>
          <table:table-cell table:formula="of:=INDEX([.$I$15:.$I$32];MATCH([.N21];[.$G$15:.$G$32];0))" office:value-type="float" office:value="666" calcext:value-type="float">
            <text:p>666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[.J17]+([.$G$5]-[.J17])*2" office:value-type="float" office:value="1157" calcext:value-type="float">
            <text:p>1157</text:p>
          </table:table-cell>
          <table:table-cell table:formula="of:=[.K17]" office:value-type="float" office:value="633" calcext:value-type="float">
            <text:p>633</text:p>
          </table:table-cell>
          <table:table-cell table:formula="of:=[.H17]+([.$G$5]-[.H17])*2" office:value-type="float" office:value="1194" calcext:value-type="float">
            <text:p>1194</text:p>
          </table:table-cell>
          <table:table-cell table:formula="of:=[.I17]" office:value-type="float" office:value="666" calcext:value-type="float">
            <text:p>666</text:p>
          </table:table-cell>
          <table:table-cell table:formula="of:=&quot;NewWall(&amp;wall[&quot;&amp;[.G22]&amp;&quot;], &quot;&amp;[.H22]&amp; &quot;, &quot;&amp;[.I22]&amp; &quot;, &quot;&amp;[.J22]&amp; &quot;, &quot;&amp;[.K22]&amp;&quot;);&quot;" office:value-type="string" office:string-value="NewWall(&amp;wall[7], 1157, 633, 1194, 666);" calcext:value-type="string">
            <text:p>NewWall(&amp;wall[7], 1157, 633, 1194, 666);</text:p>
          </table:table-cell>
          <table:table-cell table:number-columns-repeated="2"/>
          <table:table-cell table:formula="of:=INDEX([.$J$15:.$J$32];MATCH([.N21];[.$G$15:.$G$32];0))" office:value-type="float" office:value="110" calcext:value-type="float">
            <text:p>110</text:p>
          </table:table-cell>
          <table:table-cell table:formula="of:=INDEX([.$K$15:.$K$32];MATCH([.N21];[.$G$15:.$G$32];0))" office:value-type="float" office:value="633" calcext:value-type="float">
            <text:p>633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[.J16]+([.$G$5]-[.J16])*2" office:value-type="float" office:value="1226" calcext:value-type="float">
            <text:p>1226</text:p>
          </table:table-cell>
          <table:table-cell table:formula="of:=[.K16]" office:value-type="float" office:value="633" calcext:value-type="float">
            <text:p>633</text:p>
          </table:table-cell>
          <table:table-cell table:formula="of:=[.H16]+([.$G$5]-[.H16])*2" office:value-type="float" office:value="1194" calcext:value-type="float">
            <text:p>1194</text:p>
          </table:table-cell>
          <table:table-cell table:formula="of:=[.I16]" office:value-type="float" office:value="599" calcext:value-type="float">
            <text:p>599</text:p>
          </table:table-cell>
          <table:table-cell table:formula="of:=&quot;NewWall(&amp;wall[&quot;&amp;[.G23]&amp;&quot;], &quot;&amp;[.H23]&amp; &quot;, &quot;&amp;[.I23]&amp; &quot;, &quot;&amp;[.J23]&amp; &quot;, &quot;&amp;[.K23]&amp;&quot;);&quot;" office:value-type="string" office:string-value="NewWall(&amp;wall[8], 1226, 633, 1194, 599);" calcext:value-type="string">
            <text:p>NewWall(&amp;wall[8], 1226, 633, 1194, 599);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[.J15]+([.$G$5]-[.J15])*2" office:value-type="float" office:value="1194" calcext:value-type="float">
            <text:p>1194</text:p>
          </table:table-cell>
          <table:table-cell table:formula="of:=[.K15]" office:value-type="float" office:value="599" calcext:value-type="float">
            <text:p>599</text:p>
          </table:table-cell>
          <table:table-cell table:formula="of:=[.H15]+([.$G$5]-[.H15])*2" office:value-type="float" office:value="1194" calcext:value-type="float">
            <text:p>1194</text:p>
          </table:table-cell>
          <table:table-cell table:formula="of:=[.I15]" office:value-type="float" office:value="106" calcext:value-type="float">
            <text:p>106</text:p>
          </table:table-cell>
          <table:table-cell table:formula="of:=&quot;NewWall(&amp;wall[&quot;&amp;[.G24]&amp;&quot;], &quot;&amp;[.H24]&amp; &quot;, &quot;&amp;[.I24]&amp; &quot;, &quot;&amp;[.J24]&amp; &quot;, &quot;&amp;[.K24]&amp;&quot;);&quot;" office:value-type="string" office:string-value="NewWall(&amp;wall[9], 1194, 599, 1194, 106);" calcext:value-type="string">
            <text:p>NewWall(&amp;wall[9], 1194, 599, 1194, 106);</text:p>
          </table:table-cell>
          <table:table-cell/>
          <table:table-cell table:formula="of:=[.N21]+1" office:value-type="float" office:value="3" calcext:value-type="float">
            <text:p>3</text:p>
          </table:table-cell>
          <table:table-cell table:formula="of:=INDEX([.$H$15:.$H$32];MATCH([.N24];[.$G$15:.$G$32];0))" office:value-type="float" office:value="110" calcext:value-type="float">
            <text:p>110</text:p>
          </table:table-cell>
          <table:table-cell table:formula="of:=INDEX([.$I$15:.$I$32];MATCH([.N24];[.$G$15:.$G$32];0))" office:value-type="float" office:value="633" calcext:value-type="float">
            <text:p>633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[.J16]" office:value-type="float" office:value="41" calcext:value-type="float">
            <text:p>41</text:p>
          </table:table-cell>
          <table:table-cell table:formula="of:=[.K16]+([.$J$5]-[.K16])*2" office:value-type="float" office:value="72" calcext:value-type="float">
            <text:p>72</text:p>
          </table:table-cell>
          <table:table-cell table:formula="of:=[.H16]" office:value-type="float" office:value="73" calcext:value-type="float">
            <text:p>73</text:p>
          </table:table-cell>
          <table:table-cell table:formula="of:=[.I16]+([.$J$5]-[.I16])*2" office:value-type="float" office:value="106" calcext:value-type="float">
            <text:p>106</text:p>
          </table:table-cell>
          <table:table-cell table:formula="of:=&quot;NewWall(&amp;wall[&quot;&amp;[.G25]&amp;&quot;], &quot;&amp;[.H25]&amp; &quot;, &quot;&amp;[.I25]&amp; &quot;, &quot;&amp;[.J25]&amp; &quot;, &quot;&amp;[.K25]&amp;&quot;);&quot;" office:value-type="string" office:string-value="NewWall(&amp;wall[10], 41, 72, 73, 106);" calcext:value-type="string">
            <text:p>NewWall(&amp;wall[10], 41, 72, 73, 106);</text:p>
          </table:table-cell>
          <table:table-cell table:number-columns-repeated="2"/>
          <table:table-cell table:formula="of:=INDEX([.$J$15:.$J$32];MATCH([.N24];[.$G$15:.$G$32];0))" office:value-type="float" office:value="603" calcext:value-type="float">
            <text:p>603</text:p>
          </table:table-cell>
          <table:table-cell table:formula="of:=INDEX([.$K$15:.$K$32];MATCH([.N24];[.$G$15:.$G$32];0))" office:value-type="float" office:value="633" calcext:value-type="float">
            <text:p>633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[.J17]" office:value-type="float" office:value="110" calcext:value-type="float">
            <text:p>110</text:p>
          </table:table-cell>
          <table:table-cell table:formula="of:=[.K17]+([.$J$5]-[.K17])*2" office:value-type="float" office:value="72" calcext:value-type="float">
            <text:p>72</text:p>
          </table:table-cell>
          <table:table-cell table:formula="of:=[.H17]" office:value-type="float" office:value="73" calcext:value-type="float">
            <text:p>73</text:p>
          </table:table-cell>
          <table:table-cell table:formula="of:=[.I17]+([.$J$5]-[.I17])*2" office:value-type="float" office:value="39" calcext:value-type="float">
            <text:p>39</text:p>
          </table:table-cell>
          <table:table-cell table:formula="of:=&quot;NewWall(&amp;wall[&quot;&amp;[.G26]&amp;&quot;], &quot;&amp;[.H26]&amp; &quot;, &quot;&amp;[.I26]&amp; &quot;, &quot;&amp;[.J26]&amp; &quot;, &quot;&amp;[.K26]&amp;&quot;);&quot;" office:value-type="string" office:string-value="NewWall(&amp;wall[11], 110, 72, 73, 39);" calcext:value-type="string">
            <text:p>NewWall(&amp;wall[11], 110, 72, 73, 39);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[.J18]" office:value-type="float" office:value="603" calcext:value-type="float">
            <text:p>603</text:p>
          </table:table-cell>
          <table:table-cell table:formula="of:=[.K18]+([.$J$5]-[.K18])*2" office:value-type="float" office:value="72" calcext:value-type="float">
            <text:p>72</text:p>
          </table:table-cell>
          <table:table-cell table:formula="of:=[.H18]" office:value-type="float" office:value="110" calcext:value-type="float">
            <text:p>110</text:p>
          </table:table-cell>
          <table:table-cell table:formula="of:=[.I18]+([.$J$5]-[.I18])*2" office:value-type="float" office:value="72" calcext:value-type="float">
            <text:p>72</text:p>
          </table:table-cell>
          <table:table-cell table:formula="of:=&quot;NewWall(&amp;wall[&quot;&amp;[.G27]&amp;&quot;], &quot;&amp;[.H27]&amp; &quot;, &quot;&amp;[.I27]&amp; &quot;, &quot;&amp;[.J27]&amp; &quot;, &quot;&amp;[.K27]&amp;&quot;);&quot;" office:value-type="string" office:string-value="NewWall(&amp;wall[12], 603, 72, 110, 72);" calcext:value-type="string">
            <text:p>NewWall(&amp;wall[12], 603, 72, 110, 72);</text:p>
          </table:table-cell>
          <table:table-cell/>
          <table:table-cell table:formula="of:=[.N24]+1" office:value-type="float" office:value="4" calcext:value-type="float">
            <text:p>4</text:p>
          </table:table-cell>
          <table:table-cell table:formula="of:=INDEX([.$H$15:.$H$32];MATCH([.N27];[.$G$15:.$G$32];0))" office:value-type="float" office:value="603" calcext:value-type="float">
            <text:p>603</text:p>
          </table:table-cell>
          <table:table-cell table:formula="of:=INDEX([.$I$15:.$I$32];MATCH([.N27];[.$G$15:.$G$32];0))" office:value-type="float" office:value="633" calcext:value-type="float">
            <text:p>633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[.J19]" office:value-type="float" office:value="609" calcext:value-type="float">
            <text:p>609</text:p>
          </table:table-cell>
          <table:table-cell table:formula="of:=[.K19]+([.$J$5]-[.K19])*2" office:value-type="float" office:value="54" calcext:value-type="float">
            <text:p>54</text:p>
          </table:table-cell>
          <table:table-cell table:formula="of:=[.H19]" office:value-type="float" office:value="603" calcext:value-type="float">
            <text:p>603</text:p>
          </table:table-cell>
          <table:table-cell table:formula="of:=[.I19]+([.$J$5]-[.I19])*2" office:value-type="float" office:value="72" calcext:value-type="float">
            <text:p>72</text:p>
          </table:table-cell>
          <table:table-cell table:formula="of:=&quot;NewWall(&amp;wall[&quot;&amp;[.G28]&amp;&quot;], &quot;&amp;[.H28]&amp; &quot;, &quot;&amp;[.I28]&amp; &quot;, &quot;&amp;[.J28]&amp; &quot;, &quot;&amp;[.K28]&amp;&quot;);&quot;" office:value-type="string" office:string-value="NewWall(&amp;wall[13], 609, 54, 603, 72);" calcext:value-type="string">
            <text:p>NewWall(&amp;wall[13], 609, 54, 603, 72);</text:p>
          </table:table-cell>
          <table:table-cell table:number-columns-repeated="2"/>
          <table:table-cell table:formula="of:=INDEX([.$J$15:.$J$32];MATCH([.N27];[.$G$15:.$G$32];0))" office:value-type="float" office:value="609" calcext:value-type="float">
            <text:p>609</text:p>
          </table:table-cell>
          <table:table-cell table:formula="of:=INDEX([.$K$15:.$K$32];MATCH([.N27];[.$G$15:.$G$32];0))" office:value-type="float" office:value="651" calcext:value-type="float">
            <text:p>651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[.J20]" office:value-type="float" office:value="664" calcext:value-type="float">
            <text:p>664</text:p>
          </table:table-cell>
          <table:table-cell table:formula="of:=[.K20]+([.$J$5]-[.K20])*2" office:value-type="float" office:value="72" calcext:value-type="float">
            <text:p>72</text:p>
          </table:table-cell>
          <table:table-cell table:formula="of:=[.H20]" office:value-type="float" office:value="658" calcext:value-type="float">
            <text:p>658</text:p>
          </table:table-cell>
          <table:table-cell table:formula="of:=[.I20]+([.$J$5]-[.I20])*2" office:value-type="float" office:value="54" calcext:value-type="float">
            <text:p>54</text:p>
          </table:table-cell>
          <table:table-cell table:formula="of:=&quot;NewWall(&amp;wall[&quot;&amp;[.G29]&amp;&quot;], &quot;&amp;[.H29]&amp; &quot;, &quot;&amp;[.I29]&amp; &quot;, &quot;&amp;[.J29]&amp; &quot;, &quot;&amp;[.K29]&amp;&quot;);&quot;" office:value-type="string" office:string-value="NewWall(&amp;wall[14], 664, 72, 658, 54);" calcext:value-type="string">
            <text:p>NewWall(&amp;wall[14], 664, 72, 658, 54);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[.J21]" office:value-type="float" office:value="1157" calcext:value-type="float">
            <text:p>1157</text:p>
          </table:table-cell>
          <table:table-cell table:formula="of:=[.K21]+([.$J$5]-[.K21])*2" office:value-type="float" office:value="72" calcext:value-type="float">
            <text:p>72</text:p>
          </table:table-cell>
          <table:table-cell table:formula="of:=[.H21]" office:value-type="float" office:value="664" calcext:value-type="float">
            <text:p>664</text:p>
          </table:table-cell>
          <table:table-cell table:formula="of:=[.I21]+([.$J$5]-[.I21])*2" office:value-type="float" office:value="72" calcext:value-type="float">
            <text:p>72</text:p>
          </table:table-cell>
          <table:table-cell table:formula="of:=&quot;NewWall(&amp;wall[&quot;&amp;[.G30]&amp;&quot;], &quot;&amp;[.H30]&amp; &quot;, &quot;&amp;[.I30]&amp; &quot;, &quot;&amp;[.J30]&amp; &quot;, &quot;&amp;[.K30]&amp;&quot;);&quot;" office:value-type="string" office:string-value="NewWall(&amp;wall[15], 1157, 72, 664, 72);" calcext:value-type="string">
            <text:p>NewWall(&amp;wall[15], 1157, 72, 664, 72);</text:p>
          </table:table-cell>
          <table:table-cell/>
          <table:table-cell table:formula="of:=[.N27]+1" office:value-type="float" office:value="5" calcext:value-type="float">
            <text:p>5</text:p>
          </table:table-cell>
          <table:table-cell table:formula="of:=INDEX([.$H$15:.$H$32];MATCH([.N30];[.$G$15:.$G$32];0))" office:value-type="float" office:value="658" calcext:value-type="float">
            <text:p>658</text:p>
          </table:table-cell>
          <table:table-cell table:formula="of:=INDEX([.$I$15:.$I$32];MATCH([.N30];[.$G$15:.$G$32];0))" office:value-type="float" office:value="651" calcext:value-type="float">
            <text:p>651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[.J22]" office:value-type="float" office:value="1194" calcext:value-type="float">
            <text:p>1194</text:p>
          </table:table-cell>
          <table:table-cell table:formula="of:=[.K22]+([.$J$5]-[.K22])*2" office:value-type="float" office:value="39" calcext:value-type="float">
            <text:p>39</text:p>
          </table:table-cell>
          <table:table-cell table:formula="of:=[.H22]" office:value-type="float" office:value="1157" calcext:value-type="float">
            <text:p>1157</text:p>
          </table:table-cell>
          <table:table-cell table:formula="of:=[.I22]+([.$J$5]-[.I22])*2" office:value-type="float" office:value="72" calcext:value-type="float">
            <text:p>72</text:p>
          </table:table-cell>
          <table:table-cell table:formula="of:=&quot;NewWall(&amp;wall[&quot;&amp;[.G31]&amp;&quot;], &quot;&amp;[.H31]&amp; &quot;, &quot;&amp;[.I31]&amp; &quot;, &quot;&amp;[.J31]&amp; &quot;, &quot;&amp;[.K31]&amp;&quot;);&quot;" office:value-type="string" office:string-value="NewWall(&amp;wall[16], 1194, 39, 1157, 72);" calcext:value-type="string">
            <text:p>NewWall(&amp;wall[16], 1194, 39, 1157, 72);</text:p>
          </table:table-cell>
          <table:table-cell table:number-columns-repeated="2"/>
          <table:table-cell table:formula="of:=INDEX([.$J$15:.$J$32];MATCH([.N30];[.$G$15:.$G$32];0))" office:value-type="float" office:value="664" calcext:value-type="float">
            <text:p>664</text:p>
          </table:table-cell>
          <table:table-cell table:formula="of:=INDEX([.$K$15:.$K$32];MATCH([.N30];[.$G$15:.$G$32];0))" office:value-type="float" office:value="633" calcext:value-type="float">
            <text:p>633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[.J23]" office:value-type="float" office:value="1194" calcext:value-type="float">
            <text:p>1194</text:p>
          </table:table-cell>
          <table:table-cell table:formula="of:=[.K23]+([.$J$5]-[.K23])*2" office:value-type="float" office:value="106" calcext:value-type="float">
            <text:p>106</text:p>
          </table:table-cell>
          <table:table-cell table:formula="of:=[.H23]" office:value-type="float" office:value="1226" calcext:value-type="float">
            <text:p>1226</text:p>
          </table:table-cell>
          <table:table-cell table:formula="of:=[.I23]+([.$J$5]-[.I23])*2" office:value-type="float" office:value="72" calcext:value-type="float">
            <text:p>72</text:p>
          </table:table-cell>
          <table:table-cell table:formula="of:=&quot;NewWall(&amp;wall[&quot;&amp;[.G32]&amp;&quot;], &quot;&amp;[.H32]&amp; &quot;, &quot;&amp;[.I32]&amp; &quot;, &quot;&amp;[.J32]&amp; &quot;, &quot;&amp;[.K32]&amp;&quot;);&quot;" office:value-type="string" office:string-value="NewWall(&amp;wall[17], 1194, 106, 1226, 72);" calcext:value-type="string">
            <text:p>NewWall(&amp;wall[17], 1194, 106, 1226, 72);</text:p>
          </table:table-cell>
          <table:table-cell table:number-columns-repeated="4"/>
        </table:table-row>
        <table:table-row table:style-name="ro1">
          <table:table-cell table:number-columns-repeated="13"/>
          <table:table-cell table:formula="of:=[.N30]+1" office:value-type="float" office:value="6" calcext:value-type="float">
            <text:p>6</text:p>
          </table:table-cell>
          <table:table-cell table:formula="of:=INDEX([.$H$15:.$H$32];MATCH([.N33];[.$G$15:.$G$32];0))" office:value-type="float" office:value="664" calcext:value-type="float">
            <text:p>664</text:p>
          </table:table-cell>
          <table:table-cell table:formula="of:=INDEX([.$I$15:.$I$32];MATCH([.N33];[.$G$15:.$G$32];0))" office:value-type="float" office:value="633" calcext:value-type="float">
            <text:p>633</text:p>
          </table:table-cell>
        </table:table-row>
        <table:table-row table:style-name="ro1">
          <table:table-cell table:number-columns-repeated="14"/>
          <table:table-cell table:formula="of:=INDEX([.$J$15:.$J$32];MATCH([.N33];[.$G$15:.$G$32];0))" office:value-type="float" office:value="1157" calcext:value-type="float">
            <text:p>1157</text:p>
          </table:table-cell>
          <table:table-cell table:formula="of:=INDEX([.$K$15:.$K$32];MATCH([.N33];[.$G$15:.$G$32];0))" office:value-type="float" office:value="633" calcext:value-type="float">
            <text:p>63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formula="of:=[.N33]+1" office:value-type="float" office:value="7" calcext:value-type="float">
            <text:p>7</text:p>
          </table:table-cell>
          <table:table-cell table:formula="of:=INDEX([.$H$15:.$H$32];MATCH([.N36];[.$G$15:.$G$32];0))" office:value-type="float" office:value="1157" calcext:value-type="float">
            <text:p>1157</text:p>
          </table:table-cell>
          <table:table-cell table:formula="of:=INDEX([.$I$15:.$I$32];MATCH([.N36];[.$G$15:.$G$32];0))" office:value-type="float" office:value="633" calcext:value-type="float">
            <text:p>633</text:p>
          </table:table-cell>
        </table:table-row>
        <table:table-row table:style-name="ro1">
          <table:table-cell table:number-columns-repeated="14"/>
          <table:table-cell table:formula="of:=INDEX([.$J$15:.$J$32];MATCH([.N36];[.$G$15:.$G$32];0))" office:value-type="float" office:value="1194" calcext:value-type="float">
            <text:p>1194</text:p>
          </table:table-cell>
          <table:table-cell table:formula="of:=INDEX([.$K$15:.$K$32];MATCH([.N36];[.$G$15:.$G$32];0))" office:value-type="float" office:value="666" calcext:value-type="float">
            <text:p>66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formula="of:=[.N36]+1" office:value-type="float" office:value="8" calcext:value-type="float">
            <text:p>8</text:p>
          </table:table-cell>
          <table:table-cell table:formula="of:=INDEX([.$H$15:.$H$32];MATCH([.N39];[.$G$15:.$G$32];0))" office:value-type="float" office:value="1226" calcext:value-type="float">
            <text:p>1226</text:p>
          </table:table-cell>
          <table:table-cell table:formula="of:=INDEX([.$I$15:.$I$32];MATCH([.N39];[.$G$15:.$G$32];0))" office:value-type="float" office:value="633" calcext:value-type="float">
            <text:p>633</text:p>
          </table:table-cell>
        </table:table-row>
        <table:table-row table:style-name="ro1">
          <table:table-cell table:number-columns-repeated="14"/>
          <table:table-cell table:formula="of:=INDEX([.$J$15:.$J$32];MATCH([.N39];[.$G$15:.$G$32];0))" office:value-type="float" office:value="1194" calcext:value-type="float">
            <text:p>1194</text:p>
          </table:table-cell>
          <table:table-cell table:formula="of:=INDEX([.$K$15:.$K$32];MATCH([.N39];[.$G$15:.$G$32];0))" office:value-type="float" office:value="599" calcext:value-type="float">
            <text:p>59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formula="of:=[.N39]+1" office:value-type="float" office:value="9" calcext:value-type="float">
            <text:p>9</text:p>
          </table:table-cell>
          <table:table-cell table:formula="of:=INDEX([.$H$15:.$H$32];MATCH([.N42];[.$G$15:.$G$32];0))" office:value-type="float" office:value="1194" calcext:value-type="float">
            <text:p>1194</text:p>
          </table:table-cell>
          <table:table-cell table:formula="of:=INDEX([.$I$15:.$I$32];MATCH([.N42];[.$G$15:.$G$32];0))" office:value-type="float" office:value="599" calcext:value-type="float">
            <text:p>599</text:p>
          </table:table-cell>
        </table:table-row>
        <table:table-row table:style-name="ro1">
          <table:table-cell table:number-columns-repeated="14"/>
          <table:table-cell table:formula="of:=INDEX([.$J$15:.$J$32];MATCH([.N42];[.$G$15:.$G$32];0))" office:value-type="float" office:value="1194" calcext:value-type="float">
            <text:p>1194</text:p>
          </table:table-cell>
          <table:table-cell table:formula="of:=INDEX([.$K$15:.$K$32];MATCH([.N42];[.$G$15:.$G$32];0))" office:value-type="float" office:value="106" calcext:value-type="float">
            <text:p>10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office:value-type="float" office:value="17" calcext:value-type="float">
            <text:p>17</text:p>
          </table:table-cell>
          <table:table-cell table:formula="of:=INDEX([.$H$15:.$H$32];MATCH([.N45];[.$G$15:.$G$32];0))" office:value-type="float" office:value="1194" calcext:value-type="float">
            <text:p>1194</text:p>
          </table:table-cell>
          <table:table-cell table:formula="of:=INDEX([.$I$15:.$I$32];MATCH([.N45];[.$G$15:.$G$32];0))" office:value-type="float" office:value="106" calcext:value-type="float">
            <text:p>106</text:p>
          </table:table-cell>
        </table:table-row>
        <table:table-row table:style-name="ro1">
          <table:table-cell table:number-columns-repeated="14"/>
          <table:table-cell table:formula="of:=INDEX([.$J$15:.$J$32];MATCH([.N45];[.$G$15:.$G$32];0))" office:value-type="float" office:value="1226" calcext:value-type="float">
            <text:p>1226</text:p>
          </table:table-cell>
          <table:table-cell table:formula="of:=INDEX([.$K$15:.$K$32];MATCH([.N45];[.$G$15:.$G$32];0))" office:value-type="float" office:value="72" calcext:value-type="float">
            <text:p>7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formula="of:=[.N45]-1" office:value-type="float" office:value="16" calcext:value-type="float">
            <text:p>16</text:p>
          </table:table-cell>
          <table:table-cell table:formula="of:=INDEX([.$H$15:.$H$32];MATCH([.N48];[.$G$15:.$G$32];0))" office:value-type="float" office:value="1194" calcext:value-type="float">
            <text:p>1194</text:p>
          </table:table-cell>
          <table:table-cell table:formula="of:=INDEX([.$I$15:.$I$32];MATCH([.N48];[.$G$15:.$G$32];0))" office:value-type="float" office:value="39" calcext:value-type="float">
            <text:p>39</text:p>
          </table:table-cell>
        </table:table-row>
        <table:table-row table:style-name="ro1">
          <table:table-cell table:number-columns-repeated="14"/>
          <table:table-cell table:formula="of:=INDEX([.$J$15:.$J$32];MATCH([.N48];[.$G$15:.$G$32];0))" office:value-type="float" office:value="1157" calcext:value-type="float">
            <text:p>1157</text:p>
          </table:table-cell>
          <table:table-cell table:formula="of:=INDEX([.$K$15:.$K$32];MATCH([.N48];[.$G$15:.$G$32];0))" office:value-type="float" office:value="72" calcext:value-type="float">
            <text:p>7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formula="of:=[.N48]-1" office:value-type="float" office:value="15" calcext:value-type="float">
            <text:p>15</text:p>
          </table:table-cell>
          <table:table-cell table:formula="of:=INDEX([.$H$15:.$H$32];MATCH([.N51];[.$G$15:.$G$32];0))" office:value-type="float" office:value="1157" calcext:value-type="float">
            <text:p>1157</text:p>
          </table:table-cell>
          <table:table-cell table:formula="of:=INDEX([.$I$15:.$I$32];MATCH([.N51];[.$G$15:.$G$32];0))" office:value-type="float" office:value="72" calcext:value-type="float">
            <text:p>72</text:p>
          </table:table-cell>
        </table:table-row>
        <table:table-row table:style-name="ro1">
          <table:table-cell table:number-columns-repeated="14"/>
          <table:table-cell table:formula="of:=INDEX([.$J$15:.$J$32];MATCH([.N51];[.$G$15:.$G$32];0))" office:value-type="float" office:value="664" calcext:value-type="float">
            <text:p>664</text:p>
          </table:table-cell>
          <table:table-cell table:formula="of:=INDEX([.$K$15:.$K$32];MATCH([.N51];[.$G$15:.$G$32];0))" office:value-type="float" office:value="72" calcext:value-type="float">
            <text:p>7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formula="of:=[.N51]-1" office:value-type="float" office:value="14" calcext:value-type="float">
            <text:p>14</text:p>
          </table:table-cell>
          <table:table-cell table:formula="of:=INDEX([.$H$15:.$H$32];MATCH([.N54];[.$G$15:.$G$32];0))" office:value-type="float" office:value="664" calcext:value-type="float">
            <text:p>664</text:p>
          </table:table-cell>
          <table:table-cell table:formula="of:=INDEX([.$I$15:.$I$32];MATCH([.N54];[.$G$15:.$G$32];0))" office:value-type="float" office:value="72" calcext:value-type="float">
            <text:p>72</text:p>
          </table:table-cell>
        </table:table-row>
        <table:table-row table:style-name="ro1">
          <table:table-cell table:number-columns-repeated="14"/>
          <table:table-cell table:formula="of:=INDEX([.$J$15:.$J$32];MATCH([.N54];[.$G$15:.$G$32];0))" office:value-type="float" office:value="658" calcext:value-type="float">
            <text:p>658</text:p>
          </table:table-cell>
          <table:table-cell table:formula="of:=INDEX([.$K$15:.$K$32];MATCH([.N54];[.$G$15:.$G$32];0))" office:value-type="float" office:value="54" calcext:value-type="float">
            <text:p>5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formula="of:=[.N54]-1" office:value-type="float" office:value="13" calcext:value-type="float">
            <text:p>13</text:p>
          </table:table-cell>
          <table:table-cell table:formula="of:=INDEX([.$H$15:.$H$32];MATCH([.N57];[.$G$15:.$G$32];0))" office:value-type="float" office:value="609" calcext:value-type="float">
            <text:p>609</text:p>
          </table:table-cell>
          <table:table-cell table:formula="of:=INDEX([.$I$15:.$I$32];MATCH([.N57];[.$G$15:.$G$32];0))" office:value-type="float" office:value="54" calcext:value-type="float">
            <text:p>54</text:p>
          </table:table-cell>
        </table:table-row>
        <table:table-row table:style-name="ro1">
          <table:table-cell table:number-columns-repeated="14"/>
          <table:table-cell table:formula="of:=INDEX([.$J$15:.$J$32];MATCH([.N57];[.$G$15:.$G$32];0))" office:value-type="float" office:value="603" calcext:value-type="float">
            <text:p>603</text:p>
          </table:table-cell>
          <table:table-cell table:formula="of:=INDEX([.$K$15:.$K$32];MATCH([.N57];[.$G$15:.$G$32];0))" office:value-type="float" office:value="72" calcext:value-type="float">
            <text:p>7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formula="of:=[.N57]-1" office:value-type="float" office:value="12" calcext:value-type="float">
            <text:p>12</text:p>
          </table:table-cell>
          <table:table-cell table:formula="of:=INDEX([.$H$15:.$H$32];MATCH([.N60];[.$G$15:.$G$32];0))" office:value-type="float" office:value="603" calcext:value-type="float">
            <text:p>603</text:p>
          </table:table-cell>
          <table:table-cell table:formula="of:=INDEX([.$I$15:.$I$32];MATCH([.N60];[.$G$15:.$G$32];0))" office:value-type="float" office:value="72" calcext:value-type="float">
            <text:p>72</text:p>
          </table:table-cell>
        </table:table-row>
        <table:table-row table:style-name="ro1">
          <table:table-cell table:number-columns-repeated="14"/>
          <table:table-cell table:formula="of:=INDEX([.$J$15:.$J$32];MATCH([.N60];[.$G$15:.$G$32];0))" office:value-type="float" office:value="110" calcext:value-type="float">
            <text:p>110</text:p>
          </table:table-cell>
          <table:table-cell table:formula="of:=INDEX([.$K$15:.$K$32];MATCH([.N60];[.$G$15:.$G$32];0))" office:value-type="float" office:value="72" calcext:value-type="float">
            <text:p>7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formula="of:=[.N60]-1" office:value-type="float" office:value="11" calcext:value-type="float">
            <text:p>11</text:p>
          </table:table-cell>
          <table:table-cell table:formula="of:=INDEX([.$H$15:.$H$32];MATCH([.N63];[.$G$15:.$G$32];0))" office:value-type="float" office:value="110" calcext:value-type="float">
            <text:p>110</text:p>
          </table:table-cell>
          <table:table-cell table:formula="of:=INDEX([.$I$15:.$I$32];MATCH([.N63];[.$G$15:.$G$32];0))" office:value-type="float" office:value="72" calcext:value-type="float">
            <text:p>72</text:p>
          </table:table-cell>
        </table:table-row>
        <table:table-row table:style-name="ro1">
          <table:table-cell table:number-columns-repeated="14"/>
          <table:table-cell table:formula="of:=INDEX([.$J$15:.$J$32];MATCH([.N63];[.$G$15:.$G$32];0))" office:value-type="float" office:value="73" calcext:value-type="float">
            <text:p>73</text:p>
          </table:table-cell>
          <table:table-cell table:formula="of:=INDEX([.$K$15:.$K$32];MATCH([.N63];[.$G$15:.$G$32];0))" office:value-type="float" office:value="39" calcext:value-type="float">
            <text:p>3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formula="of:=[.N63]-1" office:value-type="float" office:value="10" calcext:value-type="float">
            <text:p>10</text:p>
          </table:table-cell>
          <table:table-cell table:formula="of:=INDEX([.$H$15:.$H$32];MATCH([.N66];[.$G$15:.$G$32];0))" office:value-type="float" office:value="41" calcext:value-type="float">
            <text:p>41</text:p>
          </table:table-cell>
          <table:table-cell table:formula="of:=INDEX([.$I$15:.$I$32];MATCH([.N66];[.$G$15:.$G$32];0))" office:value-type="float" office:value="72" calcext:value-type="float">
            <text:p>72</text:p>
          </table:table-cell>
        </table:table-row>
        <table:table-row table:style-name="ro1">
          <table:table-cell table:number-columns-repeated="14"/>
          <table:table-cell table:formula="of:=INDEX([.$J$15:.$J$32];MATCH([.N66];[.$G$15:.$G$32];0))" office:value-type="float" office:value="73" calcext:value-type="float">
            <text:p>73</text:p>
          </table:table-cell>
          <table:table-cell table:formula="of:=INDEX([.$K$15:.$K$32];MATCH([.N66];[.$G$15:.$G$32];0))" office:value-type="float" office:value="106" calcext:value-type="float">
            <text:p>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09:03:29.888608448</meta:creation-date>
    <dc:date>2021-01-21T13:43:21.031606743</dc:date>
    <meta:editing-duration>PT3H16M20S</meta:editing-duration>
    <meta:editing-cycles>1</meta:editing-cycles>
    <meta:document-statistic meta:table-count="2" meta:cell-count="243" meta:object-count="1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Feuille2.O15:Feuille2.P67" svg:x="0.32cm" svg:y="0.18cm" svg:width="12.428cm" svg:height="8.64cm">
          <chart:coordinate-region svg:x="1.127cm" svg:y="0.379cm" svg:width="11.24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P15:Feuille2.P67" chart:class="chart:scatter">
            <chart:domain table:cell-range-address="Feuille2.O15:Feuille2.O67"/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Colonne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  <draw:g>
                  <svg:desc>Feuille2.O15:Feuille2.O67</svg:desc>
                </draw:g>
              </table:table-cell>
              <table:table-cell office:value-type="float" office:value="106">
                <text:p>106</text:p>
                <draw:g>
                  <svg:desc>Feuille2.P15:Feuille2.P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3">
                <text:p>603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3">
                <text:p>603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9">
                <text:p>609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">
                <text:p>658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4">
                <text:p>66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4">
                <text:p>66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57">
                <text:p>115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7">
                <text:p>115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4">
                <text:p>119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6">
                <text:p>1226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4">
                <text:p>119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4">
                <text:p>119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94">
                <text:p>11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4">
                <text:p>11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26">
                <text:p>12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4">
                <text:p>11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7">
                <text:p>11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7">
                <text:p>11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4">
                <text:p>6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4">
                <text:p>6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8">
                <text:p>6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9">
                <text:p>6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3">
                <text:p>6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3">
                <text:p>6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0">
                <text:p>1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0">
                <text:p>1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">
                <text:p>73</text:p>
              </table:table-cell>
              <table:table-cell office:value-type="float" office:value="106">
                <text:p>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